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8fb5" officeooo:paragraph-rsid="00118fb5"/>
    </style:style>
    <style:style style:name="P2" style:family="paragraph" style:parent-style-name="Standard">
      <style:text-properties officeooo:rsid="001351bb" officeooo:paragraph-rsid="001351bb"/>
    </style:style>
    <style:style style:name="P3" style:family="paragraph" style:parent-style-name="Standard">
      <style:text-properties officeooo:paragraph-rsid="001351bb"/>
    </style:style>
    <style:style style:name="P4" style:family="paragraph" style:parent-style-name="Text_20_body">
      <style:text-properties officeooo:rsid="001351bb" officeooo:paragraph-rsid="001351bb"/>
    </style:style>
    <style:style style:name="P5" style:family="paragraph" style:parent-style-name="Text_20_body">
      <style:text-properties officeooo:rsid="001430cd" officeooo:paragraph-rsid="001430cd"/>
    </style:style>
    <style:style style:name="P6" style:family="paragraph" style:parent-style-name="Text_20_body">
      <style:text-properties officeooo:rsid="0014dd9b" officeooo:paragraph-rsid="0014dd9b"/>
    </style:style>
    <style:style style:name="P7" style:family="paragraph" style:parent-style-name="Text_20_body">
      <style:text-properties officeooo:rsid="0016c946" officeooo:paragraph-rsid="0016c946"/>
    </style:style>
    <style:style style:name="P8" style:family="paragraph" style:parent-style-name="Text_20_body">
      <style:text-properties officeooo:rsid="0018af35" officeooo:paragraph-rsid="0018af35"/>
    </style:style>
    <style:style style:name="P9" style:family="paragraph" style:parent-style-name="Text_20_body">
      <style:text-properties officeooo:rsid="001a5bc9" officeooo:paragraph-rsid="001a5bc9"/>
    </style:style>
    <style:style style:name="P10" style:family="paragraph" style:parent-style-name="Text_20_body">
      <style:text-properties officeooo:rsid="001b0748" officeooo:paragraph-rsid="001b0748"/>
    </style:style>
    <style:style style:name="P11" style:family="paragraph" style:parent-style-name="Text_20_body">
      <style:text-properties officeooo:rsid="001b5571" officeooo:paragraph-rsid="001b5571"/>
    </style:style>
    <style:style style:name="P12" style:family="paragraph" style:parent-style-name="Text_20_body">
      <style:text-properties officeooo:rsid="001b5571" officeooo:paragraph-rsid="001c8449"/>
    </style:style>
    <style:style style:name="P13" style:family="paragraph" style:parent-style-name="Text_20_body">
      <style:text-properties officeooo:rsid="001c8449" officeooo:paragraph-rsid="001c8449"/>
    </style:style>
    <style:style style:name="P14" style:family="paragraph" style:parent-style-name="Text_20_body">
      <style:text-properties officeooo:rsid="001d97b1" officeooo:paragraph-rsid="001d97b1"/>
    </style:style>
    <style:style style:name="T1" style:family="text">
      <style:text-properties officeooo:rsid="001351bb"/>
    </style:style>
    <style:style style:name="T2" style:family="text">
      <style:text-properties officeooo:rsid="0016435a"/>
    </style:style>
    <style:style style:name="T3" style:family="text">
      <style:text-properties officeooo:rsid="0016c946"/>
    </style:style>
    <style:style style:name="T4" style:family="text">
      <style:text-properties officeooo:rsid="001a5bc9"/>
    </style:style>
    <style:style style:name="T5" style:family="text">
      <style:text-properties officeooo:rsid="001a812f"/>
    </style:style>
    <style:style style:name="T6" style:family="text">
      <style:text-properties fo:font-weight="bold" officeooo:rsid="001a812f" style:font-weight-asian="bold" style:font-weight-complex="bold"/>
    </style:style>
    <style:style style:name="T7" style:family="text">
      <style:text-properties fo:font-weight="bold" officeooo:rsid="001c8449"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a812f" style:font-weight-asian="normal" style:font-weight-complex="normal"/>
    </style:style>
    <style:style style:name="T10" style:family="text">
      <style:text-properties fo:font-weight="normal" officeooo:rsid="001b0748" style:font-weight-asian="normal" style:font-weight-complex="normal"/>
    </style:style>
    <style:style style:name="T11" style:family="text">
      <style:text-properties fo:font-weight="normal" officeooo:rsid="001c8449" style:font-weight-asian="normal" style:font-weight-complex="normal"/>
    </style:style>
    <style:style style:name="T12" style:family="text">
      <style:text-properties style:text-position="super 58%" fo:font-weight="normal" style:font-weight-asian="normal" style:font-weight-complex="normal"/>
    </style:style>
    <style:style style:name="T13" style:family="text">
      <style:text-properties officeooo:rsid="001c84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ord2vec ReadMe</text:p>
      <text:p text:style-name="P1"/>
      <text:p text:style-name="P3"><text:span text:style-name="T1">The word2vec pipeline is a research and exploration pipeline designed to analyze grants, publication abstracts, and other biomedical corpora. However, it can also be applied to other corpora of natural language. </text:span>While not designed for production, it is used internally within the <text:a xlink:type="simple" xlink:href="https://dpcpsi.nih.gov/opa/aboutus" text:style-name="Internet_20_link" text:visited-style-name="Visited_20_Internet_20_Link">Office of Portfolio Analysis</text:a> at the <text:a xlink:type="simple" xlink:href="https://www.nih.gov/" text:style-name="Internet_20_link" text:visited-style-name="Visited_20_Internet_20_Link">National Institutes of Health</text:a>.</text:p>
      <text:p text:style-name="Text_20_body"/>
      <text:p text:style-name="Text_20_body">Everything is run by the file <text:a xlink:type="simple" xlink:href="https://github.com/NIHOPA/word2vec_pipeline/blob/master/config.ini" text:style-name="Internet_20_link" text:visited-style-name="Visited_20_Internet_20_Link">config.ini</text:a>, the defaults should help guide a new project. <text:span text:style-name="T1">Each step of the pipe in run by the corresponding bracketed section of the config file: for instance, the parameters that affect w2v embedding are found in the [embedding] section. </text:span></text:p>
      <text:p text:style-name="P4">The pipeline is all run from the files downloaded from the w2v repository. Each step of the pipeline has it’s own command associated with it which needs to be run in the command line. The commands, in order are “import_data”, “parse”, “embed”, “score”, “predict”, “metacluster”, and “analyze”</text:p>
      <text:p text:style-name="P5">1) Import Data</text:p>
      <text:p text:style-name="P5">In order to process the text, each document must first be imported into the pipeline and tagged with a unique reference id. The documents are imported as a csv file with labeled headers for each column, with one document per row (ie, it would be of the form [Appl ID, Title, Abstract, Specific Aims, PI, etc]). For this step the user must create a folder that is identified under the variable “input_data_directories” in the [import_data] section of the config file. The default name for this is “datasets”. Since the word2vec pipeline can only process one field for each document, the “import data” step also allows you to <text:span text:style-name="T2">concatenate</text:span> different fields into a single field: for instance, in config, the step </text:p>
      <text:p text:style-name="P5"># <text:s text:c="3"/>merge_columns = title, abstract, “Specific Aims”</text:p>
      <text:p text:style-name="P5">would create a new “text” column that combines each document’s title, abstract, and specific aims into a single text field that can then be parsed. “Specific Aims” needs to be quoted because it is two words. </text:p>
      <text:p text:style-name="P5">This step does not perform any processing, it merely gives each document a unique _ref id and concatenates the designated fields. <text:span text:style-name="T3">The imported data is put into the folder specified by the variable “output_data_directory” in the config file, which is automatically created by the pipeline.</text:span></text:p>
      <text:p text:style-name="P5">2) Parse</text:p>
      <text:p text:style-name="P6">Once the designated fields have been concatenated into a single text field, the pipeline can parse the text to preproces it for word2vec embedding. We want to strip the text of stopwords, grammar, errors, and words that don’t provide semantic information. There are several modules in the NLPre library, which can be read about it’s own ReadMe. <text:span text:style-name="T2">The NLPre library will fix minor OCR parsing errors, remove punctuation, identify acronyms, <text:s/>replace common phrases with single tokens, and removes parts of speech that don’t contribute to semantic analysis. The parsed documents will be then sent to a folder specified by “output_data_directory” under [parse] in the config, which is created automatically by the pipeline.</text:span></text:p>
      <text:p text:style-name="P7"><text:soft-page-break/>3) Embed</text:p>
      <text:p text:style-name="P8">This step actually creates a gensim word2vec model based on the pre-processed text. You can read more about word2vec embedding here: <text:a xlink:type="simple" xlink:href="https://rare-technologies.com/word2vec-tutorial/" text:style-name="Internet_20_link" text:visited-style-name="Visited_20_Internet_20_Link">https://rare-technologies.com/word2vec-tutorial/</text:a></text:p>
      <text:p text:style-name="P8">This effectively teaches the model language using the data that was imported to the pipeline—because of this, the model requires enough documents to train on accurately. <text:span text:style-name="T4">This step will create a gensim word2vec model in the folder designated by “output_data_directory” under [embeddings], and can be accessed using the gensim library. This model is what is used to score the documents in the portfolio and create word vectors for each of them.</text:span></text:p>
      <text:p text:style-name="P7">4) Score</text:p>
      <text:p text:style-name="P9">This is possible the most important step of the entire pipeline, because it is what actually scores each document and creates word vectors for them. These word vectors can then be used to compare similarity across each document. These scores are found in folder specified by the <text:s/>“output_data_directory” variable under [score] in the config file. <text:span text:style-name="T5">The output of this document scoring is stored in a h5 file due to the size of the information. The </text:span><text:span text:style-name="T6">heuristic (is this the right word?)</text:span><text:span text:style-name="T9"> used to score each document is determined in the “globaldata_commands” under [score] in the config. This determines the weighing of each word when creating scores for the documents. </text:span><text:span text:style-name="T6">The “simple” scores does not do any weighing based on word frequency, while the “unique” score only counts unique occurrences of each word when scoring documents. </text:span><text:span text:style-name="T10">These scoring measures create 300 dimensional vectors for each document, which represents their position in word2vec space.</text:span></text:p>
      <text:p text:style-name="P10"><text:span text:style-name="T8">This step also runs PCA dimensionality reduction on these 300 dimensional vectors, to identify which are the most influencial N many dimension. The default dimension to reduce to is 25 dimensions, which is determined by the “n_components” variable under [[reduced_representation]] in [score]. </text:span></text:p>
      <text:p text:style-name="P10"><text:span text:style-name="T8">In the document score h5 file, documents are not listed by their Appl ID, or even their reference number. Rather, each document appears in the order of it’s reference number. That is, the 5</text:span><text:span text:style-name="T12">th</text:span><text:span text:style-name="T8"> entry in the PCA reduced directory of the h5 file corresponds with the word vector of the document with _ref number 5. The user must develop code to match these word vectors to the title of the original documents.</text:span></text:p>
      <text:p text:style-name="P11"><text:span text:style-name="T8">These scores are determined based on the word2vec model created using the gensim library. However, you do not need to use the same documents used to create the word2vec model to score documents. If you have an appropriate word2vec model from a previous run, you can reuse it to score other documents. This is helpful, because scoring takes a long time when using a large amount of documents, so having models pre-made can help you save time by skipping this step.</text:span></text:p>
      <text:p text:style-name="P7">5) Predict</text:p>
      <text:p text:style-name="P7">6) Metacluster</text:p>
      <text:p text:style-name="P12">Using the document scores created in step 4, the pipeline can create clusters that can be used to interpret the dataset. These clusters will identify which documents are most similar to each other, based <text:soft-page-break/>on the model created in step 3’s understanding of language. <text:span text:style-name="T13">The variables under [metacluster] determine the size and parameters of this clustering, and the output of the clusters are determined by the “output_data_directory”. <text:s/>The centroid of each cluster will be located there. The variable “score” method determines which scoring method used in Step 4 will be used to create the clusters. <text:s/></text:span><text:span text:style-name="T7">The variable “subcluster_m” determines the distance threshhold for documents to be assigned to the same cluster. </text:span><text:span text:style-name="T11">The variable “subcluster_kn” determines how many distinct clusters are made by the algorithm. The variable “subcluster_pcut” determines what percentage of clusters made are discarded as being too dissimilar. This helps to filter out garbage clusters. With <text:s/>subcluster_kn = 32 and <text:s/>subcluster_pcut = .8, 32 clusters will be formed, but documents will only be assigned to 32 * .8 ~= 25 total clusters. The variable “subcluster_repeats” determines how many times the clustering algorithm will be performed. <text:s/></text:span></text:p>
      <text:p text:style-name="P13"><text:span text:style-name="T11">A </text:span><text:span text:style-name="T8">note on clustering: this step is called Metaclustering because it uses random sampling to speed up the process of clustering. The original algorithm uses spectral clustering to form clustering, which is too computational expensive to run on large datasets. </text:span></text:p>
      <text:p text:style-name="P7">7) Analyze</text:p>
      <text:p text:style-name="P14">The command “analyze metacluster” can return additional information on each document and cluster. The output of this command is determined by the variable “output_data_directory” under [postprocessing]. </text:p>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1:58:18.670865066</meta:creation-date>
    <dc:date>2018-01-26T15:30:59.200486277</dc:date>
    <meta:editing-duration>PT2M19S</meta:editing-duration>
    <meta:editing-cycles>1</meta:editing-cycles>
    <meta:generator>LibreOffice/5.4.1.2$Linux_X86_64 LibreOffice_project/40m0$Build-2</meta:generator>
    <meta:document-statistic meta:table-count="0" meta:image-count="0" meta:object-count="0" meta:page-count="3" meta:paragraph-count="25" meta:word-count="1175" meta:character-count="7378" meta:non-whitespace-character-count="6212"/>
  </office:meta>
</office:document-meta>
</file>